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b8ee7" officeooo:paragraph-rsid="001b8e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7T21:35:51.542750570</meta:creation-date>
    <dc:date>2019-08-17T21:36:21.576604838</dc:date>
    <meta:editing-duration>PT31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